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ontserrat Ace" svg:font-family="'Montserrat Ac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392cm" style:rel-column-width="789*"/>
    </style:style>
    <style:style style:name="Таблица1.B" style:family="table-column">
      <style:table-column-properties style:column-width="7.911cm" style:rel-column-width="4485*"/>
    </style:style>
    <style:style style:name="Таблица1.C" style:family="table-column">
      <style:table-column-properties style:column-width="7.698cm" style:rel-column-width="4364*"/>
    </style:style>
    <style:style style:name="Таблица1.A1" style:family="table-cell">
      <style:table-cell-properties fo:padding="0cm" fo:border="none"/>
    </style:style>
    <style:style style:name="P1" style:family="paragraph" style:parent-style-name="Heading_20_5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Liberation Serif" officeooo:rsid="00053278" officeooo:paragraph-rsid="00053278"/>
    </style:style>
    <style:style style:name="P2" style:family="paragraph" style:parent-style-name="Standard">
      <style:text-properties officeooo:rsid="00053278" officeooo:paragraph-rsid="00053278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.635cm" style:auto-text-indent="false" style:writing-mode="lr-tb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1.249cm" style:auto-text-indent="false" style:writing-mode="lr-tb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Liberation Serif" officeooo:rsid="00053278" officeooo:paragraph-rsid="00053278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0.635cm" style:auto-text-indent="false" style:writing-mode="lr-tb">
        <style:tab-stops>
          <style:tab-stop style:position="0cm"/>
        </style:tab-stops>
      </style:paragraph-properties>
      <style:text-properties style:font-name="Liberation Serif" officeooo:rsid="00053278" officeooo:paragraph-rsid="00053278"/>
    </style:style>
    <style:style style:name="P9" style:family="paragraph" style:parent-style-name="Standard">
      <style:text-properties officeooo:rsid="00065fcf" officeooo:paragraph-rsid="00065fcf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Liberation Serif" officeooo:rsid="00053278" officeooo:paragraph-rsid="00053278"/>
    </style:style>
    <style:style style:name="P14" style:family="paragraph" style:parent-style-name="Text_20_body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Liberation Serif" fo:font-weight="bold" officeooo:rsid="00053278" officeooo:paragraph-rsid="00053278" style:font-weight-asian="bold" style:font-weight-complex="bold"/>
    </style:style>
    <style:style style:name="P15" style:family="paragraph" style:parent-style-name="Text_20_body" style:list-style-name="L3"/>
    <style:style style:name="T1" style:family="text">
      <style:text-properties fo:color="#000000" loext:opacity="100%" style:font-name="Montserrat Ace" fo:font-size="12pt" fo:letter-spacing="normal" style:font-size-asian="12pt"/>
    </style:style>
    <style:style style:name="T2" style:family="text">
      <style:text-properties fo:color="#000000" loext:opacity="100%" style:font-name="Montserrat Ace" fo:font-size="11pt" fo:letter-spacing="normal" style:font-size-asian="11pt"/>
    </style:style>
    <style:style style:name="T3" style:family="text">
      <style:text-properties fo:color="#000000" loext:opacity="100%" style:font-name="Montserrat Ace" fo:font-size="11pt" fo:letter-spacing="normal" fo:font-weight="bold" style:font-size-asian="11pt" style:font-weight-asian="bold"/>
    </style:style>
    <style:style style:name="T4" style:family="text">
      <style:text-properties fo:color="#000000" loext:opacity="100%" fo:font-size="12pt" fo:letter-spacing="normal" style:font-size-asian="12pt"/>
    </style:style>
    <style:style style:name="T5" style:family="text">
      <style:text-properties officeooo:rsid="00059eeb"/>
    </style:style>
    <style:style style:name="T6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Слайд</text:p>
          </table:table-cell>
          <table:table-cell table:style-name="Таблица1.A1" office:value-type="string">
            <text:p text:style-name="P2">что на слайде</text:p>
          </table:table-cell>
          <table:table-cell table:style-name="Таблица1.A1" office:value-type="string">
            <text:p text:style-name="P2">Что озвучивается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Титульный лист</text:p>
          </table:table-cell>
          <table:table-cell table:style-name="Таблица1.A1" office:value-type="string">
            <text:p text:style-name="P2">ничего</text:p>
          </table:table-cell>
        </table:table-row>
        <table:table-row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2">Введение. Актуальность темы</text:p>
          </table:table-cell>
          <table:table-cell table:style-name="Таблица1.A1" office:value-type="string">
            <text:p text:style-name="P2">Озвучивается актуальность темы</text:p>
          </table:table-cell>
        </table:table-row>
        <table:table-row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2">Введение. Цели и задачи</text:p>
          </table:table-cell>
          <table:table-cell table:style-name="Таблица1.A1" office:value-type="string">
            <text:p text:style-name="P2">Озвучиваются цели и задачи</text:p>
          </table:table-cell>
        </table:table-row>
        <table:table-row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2">Анализ предметной области</text:p>
          </table:table-cell>
          <table:table-cell table:style-name="Таблица1.A1" office:value-type="string">
            <text:p text:style-name="P2">Основные компоненты системы</text:p>
          </table:table-cell>
        </table:table-row>
        <table:table-row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2">Анализ предметной области</text:p>
          </table:table-cell>
          <table:table-cell table:style-name="Таблица1.A1" office:value-type="string">
            <text:p text:style-name="P2">Перечисление перечня входных данных</text:p>
          </table:table-cell>
        </table:table-row>
        <table:table-row>
          <table:table-cell table:style-name="Таблица1.A1" office:value-type="string">
            <text:p text:style-name="P2">6</text:p>
          </table:table-cell>
          <table:table-cell table:style-name="Таблица1.A1" office:value-type="string">
            <text:p text:style-name="P2">Анализ предметной области</text:p>
          </table:table-cell>
          <table:table-cell table:style-name="Таблица1.A1" office:value-type="string">
            <text:p text:style-name="P2">Перечисление перечня выходных данных</text:p>
          </table:table-cell>
        </table:table-row>
        <table:table-row>
          <table:table-cell table:style-name="Таблица1.A1" office:value-type="string">
            <text:p text:style-name="P2">7</text:p>
          </table:table-cell>
          <table:table-cell table:style-name="Таблица1.A1" office:value-type="string">
            <text:p text:style-name="P2">Концептуальная модель</text:p>
          </table:table-cell>
          <table:table-cell table:style-name="Таблица1.A1" office:value-type="string">
            <text:p text:style-name="P7"><text:span text:style-name="T4">Концептуальная модель – схема, отображающая основные компоненты системы и связи между ними.</text:span></text:p>
            <text:p text:style-name="P7"><text:span text:style-name="T4">На этом слайде представляются все связи и зависимости</text:span></text:p>
            <text:p text:style-name="P14"><text:span text:style-name="T4">Основные компоненты:</text:span></text:p>
            <text:list xml:id="list1777362090" text:style-name="L1">
              <text:list-item>
                <text:p text:style-name="P11">Должности(roles) </text:p>
              </text:list-item>
              <text:list-item>
                <text:p text:style-name="P11">Работники(workers) </text:p>
              </text:list-item>
              <text:list-item>
                <text:p text:style-name="P11">Комнаты(rooms) </text:p>
              </text:list-item>
              <text:list-item>
                <text:p text:style-name="P11">Койки(beds) </text:p>
              </text:list-item>
              <text:list-item>
                <text:p text:style-name="P11">Постояльцы(clients) </text:p>
              </text:list-item>
              <text:list-item>
                <text:p text:style-name="P11">Бронирования(reservations) </text:p>
              </text:list-item>
              <text:list-item>
                <text:p text:style-name="P10">Расписание уборки(schedule_of_cleaning_rooms) </text:p>
              </text:list-item>
            </text:list>
            <text:p text:style-name="Text_20_body"><text:span text:style-name="Strong_20_Emphasis">Связи:</text:span></text:p>
            <text:list xml:id="list1550790172" text:style-name="L2">
              <text:list-item>
                <text:p text:style-name="P12">Должности – работники<text:line-break/>• Работник обязательно должен иметь должность</text:p>
              </text:list-item>
              <text:list-item>
                <text:p text:style-name="P12">Комнаты – койки<text:line-break/>• Каждая койка должна быть закреплена за определённой комнатой</text:p>
              </text:list-item>
              <text:list-item>
                <text:p text:style-name="P12">Постояльцы – бронирования<text:line-break/>• Одна бронь закрепляется за одним постояльцем<text:line-break/>• Один постоялец может сделать несколько броней</text:p>
              </text:list-item>
              <text:list-item>
                <text:p text:style-name="P12">Койки – бронирования<text:line-break/>• В записи бронирования должна быть указана койка</text:p>
              </text:list-item>
              <text:list-item>
                <text:p text:style-name="P12">Работники – бронирования • Бронь должен создавать администратор</text:p>
              </text:list-item>
              <text:list-item>
                <text:p text:style-name="P12"><text:soft-page-break/>Расписание уборки – Комнаты<text:line-break/>• Комната должна указываться в записи</text:p>
              </text:list-item>
              <text:list-item>
                <text:p text:style-name="P12">Расписание уборки – работники<text:line-break/>• Должна быть указана горничная, ответственная за уборку</text:p>
              </text:list-item>
            </text:list>
          </table:table-cell>
        </table:table-row>
        <table:table-row>
          <table:table-cell table:style-name="Таблица1.A1" office:value-type="string">
            <text:p text:style-name="P2">8</text:p>
          </table:table-cell>
          <table:table-cell table:style-name="Таблица1.A1" office:value-type="string">
            <text:p text:style-name="P2">Логическая модель</text:p>
          </table:table-cell>
          <table:table-cell table:style-name="Таблица1.A1" office:value-type="string">
            <text:p text:style-name="P13"><text:span text:style-name="Strong_20_Emphasis">База данных состоит из 7 таблиц (см. рисунок 2):</text:span></text:p>
            <text:list xml:id="list122793176" text:style-name="L3">
              <text:list-item>
                <text:p text:style-name="P15">roles (должности):<text:line-break/>• id – Уникальный идентификатор (первичный ключ)<text:line-break/>• name – название должности</text:p>
              </text:list-item>
              <text:list-item>
                <text:p text:style-name="P15">workers (работники): • id – Уникальный идентификатор (первичный ключ) • name – ФИО работника • role – должность (внешний ключ от roles.id)</text:p>
              </text:list-item>
              <text:list-item>
                <text:p text:style-name="P15">rooms (комнаты):<text:line-break/>• number – номер комнаты, уникальный идентификатор (первичный ключ)<text:line-break/>• floor – этаж<text:line-break/>• number_of_places – количество мест<text:line-break/>• is_active – свободна ли комната</text:p>
              </text:list-item>
              <text:list-item>
                <text:p text:style-name="P15">beds (койки):<text:line-break/>• id – Уникальный идентификатор (первичный ключ)<text:line-break/>• room_number – номер комнаты (внешний ключ от rooms.number)<text:line-break/>• is_occupied – свободна ли койка<text:line-break/>• price_per_night – ценник за ночь</text:p>
              </text:list-item>
              <text:list-item>
                <text:p text:style-name="P15">clients (постояльцы):<text:line-break/>• id – Уникальный идентификатор (первичный ключ)<text:line-break/>• name – Имя<text:line-break/>• surname – фамилия<text:line-break/>• surname1 – отчество<text:line-break/>• phone_number – номер телефона<text:line-break/>• email – адрес электронной почты<text:line-break/>• passport_series – серия паспорта<text:line-break/>• passport_number – номер паспорта</text:p>
              </text:list-item>
              <text:list-item>
                <text:p text:style-name="P15"><text:soft-page-break/>reservation (бронирования):<text:line-break/>• date_of_checkin – дата заезда<text:line-break/>• date_of_checkout – дата выезда<text:line-break/>• client – постоялец (внешний ключ от clients.id)<text:line-break/>• administrator – администратор (внешний ключ от workers.id)<text:line-break/>• bed – койка (внешний ключ от beds.id)<text:line-break/>• number_of_nights – количество ночей<text:line-break/>• total_price – Итоговый ценник</text:p>
              </text:list-item>
              <text:list-item>
                <text:p text:style-name="P15">schedule_of_cleaning_rooms (расписание уборок комнат):<text:line-break/>• date_of_cleaning – Дата уборки<text:line-break/>• room_number – номер комнаты (внешний ключ от rooms.number)<text:line-break/>• housemaid – горничная (внешний ключ от workers.id)</text:p>
              </text:list-item>
            </text:list>
            <text:p text:style-name="P7"/>
          </table:table-cell>
        </table:table-row>
        <table:table-row>
          <table:table-cell table:style-name="Таблица1.A1" office:value-type="string">
            <text:p text:style-name="P2">9</text:p>
          </table:table-cell>
          <table:table-cell table:style-name="Таблица1.A1" office:value-type="string">
            <text:p text:style-name="P2">Разработка ПИ</text:p>
          </table:table-cell>
          <table:table-cell table:style-name="Таблица1.A1" office:value-type="string">
            <text:p text:style-name="P13">Для пользовательского интерфейса для базы данных использовался язык программирования Python и редактор кода Visual Studio Code.<text:line-break/>Для реализации нужного результата использовались следующие библиотеки:<text:line-break/>• tkinter<text:line-break/>• psycopg2<text:line-break/>• datetime<text:line-break/>• tkalendar</text:p>
            <text:p text:style-name="P13"/>
            <text:h text:style-name="P1" text:outline-level="5"><text:span text:style-name="Strong_20_Emphasis"/></text:h>
            <text:p text:style-name="Text_20_body"><text:bookmark text:name="user-content-тестирование-системы"/>Функциональное тестирование:<text:line-break/>1. Проверка корректного добавления данных<text:line-break/>2. Поиск брони, постояльца, работника по определённым параметрам</text:p>
            <text:p text:style-name="Text_20_body">Тестирование пользовательского <text:soft-page-break/>интерфейса:<text:line-break/>1. Проверка работоспособности всех кнопок<text:line-break/>2. Проверка фильтров<text:line-break/>3. Проверка добавления в базу данных различных записей<text:line-break/>4. Попытка внести в базу некорректную запись</text:p>
            <text:p text:style-name="Text_20_body">Обнаруженные ошибки:<text:line-break/><text:span text:style-name="Strong_20_Emphasis">Проблема:</text:span> можно сделать несколько броней на одну и ту же койку.<text:line-break/><text:span text:style-name="Strong_20_Emphasis">Решение:</text:span> Обновление виджета, отвечающего за выбор койки, который будет принимать в себя номера только тех коек, которые не заняты.</text:p>
            <text:p text:style-name="P13"/>
          </table:table-cell>
        </table:table-row>
        <table:table-row>
          <table:table-cell table:style-name="Таблица1.A1" office:value-type="string">
            <text:p text:style-name="P2">10-15</text:p>
          </table:table-cell>
          <table:table-cell table:style-name="Таблица1.A1" office:value-type="string">
            <text:p text:style-name="P2">Изображения с окнами</text:p>
          </table:table-cell>
          <table:table-cell table:style-name="Таблица1.A1" office:value-type="string">
            <text:p text:style-name="P13">На этих слайдах представлен<text:span text:style-name="T5">о само приложение и его вкладки</text:span></text:p>
          </table:table-cell>
        </table:table-row>
        <table:table-row>
          <table:table-cell table:style-name="Таблица1.A1" office:value-type="string">
            <text:p text:style-name="P9">16</text:p>
          </table:table-cell>
          <table:table-cell table:style-name="Таблица1.A1" office:value-type="string">
            <text:p text:style-name="P9">Заключение</text:p>
          </table:table-cell>
          <table:table-cell table:style-name="Таблица1.A1" office:value-type="string">
            <text:p text:style-name="P8"><text:span text:style-name="T2">В ходе выполнения курсовой работы поставленная цель была достигнута. Создана система для гостиничной деятельности: реализованы простая и удобная база данных для управления гостиницей и подсистема для работы с клиентами в виде понятного пользовательского интерфейса.</text:span></text:p>
            <text:p text:style-name="P3"><text:span text:style-name="T3">1. Аналитическая часть:</text:span></text:p>
            <text:p text:style-name="P4"><text:span text:style-name="T2">Проведён анализ предметной области</text:span></text:p>
            <text:p text:style-name="P4"><text:span text:style-name="T2">Определены все требования и ограничения</text:span></text:p>
            <text:p text:style-name="P4"><text:span text:style-name="T3">2. Проектная часть</text:span></text:p>
            <text:p text:style-name="P4"><text:span text:style-name="T2">Разработана концептуальная модель базы данных</text:span></text:p>
            <text:p text:style-name="P4"><text:span text:style-name="T2">На основе этой концептуальной модели была разработана </text:span><text:soft-page-break/><text:span text:style-name="T2">логическая структура</text:span></text:p>
            <text:p text:style-name="P4"><text:span text:style-name="T2">На основе логической структуры была разработана физическая структура базы данных</text:span></text:p>
            <text:p text:style-name="P4"><text:span text:style-name="T3">3. Программная реализация:</text:span></text:p>
            <text:p text:style-name="P4"><text:span text:style-name="T2">Созданы база данных и запросы к ней в СУБД PostgreSQL</text:span></text:p>
            <text:p text:style-name="P4"><text:span text:style-name="T2">Разработан пользовательский интерфейс для упрощённого управления этой самой базой данных с помощью языка программирования Python</text:span></text:p>
            <text:p text:style-name="P5"><text:span text:style-name="T2">Были созданы резервные копии всех компонентов системы в случае сбоев ?</text:span></text:p>
            <text:p text:style-name="P6"><text:span text:style-name="T2">Из ключевых характеристик системы можно выделить возможность добавления неограниченного количества записей, фильтрацию информации, а также отображение простой и краткой статистики.</text:span></text:p>
            <text:p text:style-name="P6"><text:span text:style-name="T2">Система полностью функционирует и может использоваться для управления гостиницей и её составляющими, в том числе и для работы с клиентами.</text:span></text:p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ontserrat Ace" svg:font-family="'Montserrat Ac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2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7:40.421024093</meta:creation-date>
    <dc:date>2025-12-17T15:15:42.520508213</dc:date>
    <meta:editing-duration>PT5M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5" meta:paragraph-count="76" meta:word-count="636" meta:character-count="4793" meta:non-whitespace-character-count="4208"/>
  </office:meta>
</office:document-meta>
</file>